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Impl.ChannelImpl( InternalEndpoint endpoint , Executor executor , NMR nm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nnel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mpl.dispatch( Internal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nnelImpl.process( Internal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nelImpl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Impl.getNM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mpl.sendSync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mpl.createExchange(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mpl.sendSync( Exchange exchange , long time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hannelImpl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mpl.deliver( final InternalExchange exchan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hannelImpl.send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